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esnet 50</text:p>
          </table:table-cell>
          <table:covered-table-cell table:number-columns-repeated="5"/>
          <table:table-cell table:number-columns-repeated="3"/>
          <table:table-cell table:style-name="ce1" office:value-type="string" calcext:value-type="string" table:number-columns-spanned="5" table:number-rows-spanned="1">
            <text:p>CNN MNIST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Checkpoints</text:p>
          </table:table-cell>
          <table:table-cell table:number-columns-repeated="5"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Checkpoints</text:p>
          </table:table-cell>
          <table:table-cell/>
          <table:table-cell office:value-type="string" calcext:value-type="string">
            <text:p>Specs</text:p>
          </table:table-cell>
        </table:table-row>
        <table:table-row table:style-name="ro1">
          <table:table-cell table:number-columns-repeated="5"/>
          <table:table-cell office:value-type="float" office:value="150528" calcext:value-type="float">
            <text:p>150528</text:p>
          </table:table-cell>
          <table:table-cell table:number-columns-repeated="7"/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28*28*1</text:p>
          </table:table-cell>
        </table:table-row>
        <table:table-row table:style-name="ro1">
          <table:table-cell table:number-columns-repeated="3"/>
          <table:table-cell office:value-type="float" office:value="9472" calcext:value-type="float">
            <text:p>9472</text:p>
          </table:table-cell>
          <table:table-cell table:number-columns-repeated="7"/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32 Filters (3x3)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/>
          <table:table-cell office:value-type="float" office:value="802816" calcext:value-type="float">
            <text:p>802816</text:p>
          </table:table-cell>
          <table:table-cell table:number-columns-repeated="2"/>
          <table:table-cell office:value-type="string" calcext:value-type="string">
            <text:p>Parameters</text:p>
          </table:table-cell>
          <table:table-cell table:style-name="ce2" table:formula="of:=SUM([.L4:.L7])" office:value-type="float" office:value="1199882" calcext:value-type="float">
            <text:p>1,199,882.00</text:p>
          </table:table-cell>
          <table:table-cell/>
          <table:table-cell office:value-type="float" office:value="18496" calcext:value-type="float">
            <text:p>18496</text:p>
          </table:table-cell>
          <table:table-cell/>
          <table:table-cell office:value-type="float" office:value="36864" calcext:value-type="float">
            <text:p>36864</text:p>
          </table:table-cell>
          <table:table-cell/>
          <table:table-cell office:value-type="string" calcext:value-type="string">
            <text:p>64 Filters (3x3)</text:p>
          </table:table-cell>
        </table:table-row>
        <table:table-row table:style-name="ro1">
          <table:table-cell table:number-columns-repeated="3"/>
          <table:table-cell office:value-type="float" office:value="4160" calcext:value-type="float">
            <text:p>4160</text:p>
          </table:table-cell>
          <table:table-cell table:number-columns-repeated="7"/>
          <table:table-cell office:value-type="float" office:value="1179776" calcext:value-type="float">
            <text:p>1179776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/>
          <table:table-cell office:value-type="float" office:value="200704" calcext:value-type="float">
            <text:p>200704</text:p>
          </table:table-cell>
          <table:table-cell table:number-columns-repeated="2"/>
          <table:table-cell office:value-type="string" calcext:value-type="string">
            <text:p>Checkpoints</text:p>
          </table:table-cell>
          <table:table-cell table:style-name="ce2" table:formula="of:=SUM([.N3:.N7])" office:value-type="float" office:value="37786" calcext:value-type="float">
            <text:p>37,786.00</text:p>
          </table:table-cell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928" calcext:value-type="float">
            <text:p>3692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/>
          <table:table-cell office:value-type="float" office:value="200704" calcext:value-type="float">
            <text:p>200704</text:p>
          </table:table-cell>
          <table:table-cell table:number-columns-repeated="3"/>
          <table:table-cell table:formula="of:=[.J7]/[.J5]" office:value-type="float" office:value="0.0314914299906157" calcext:value-type="float">
            <text:p>0.0314914299906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6640" calcext:value-type="float">
            <text:p>1664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6640" calcext:value-type="float">
            <text:p>16640</text:p>
          </table:table-cell>
          <table:table-cell table:number-columns-repeated="5"/>
          <table:table-cell table:formula="of:=1-[.J9]" office:value-type="float" office:value="0.968508570009384" calcext:value-type="float">
            <text:p>0.9685085700093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802816" calcext:value-type="float">
            <text:p>8028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6448" calcext:value-type="float">
            <text:p>1644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/>
          <table:table-cell office:value-type="float" office:value="200704" calcext:value-type="float">
            <text:p>2007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6928" calcext:value-type="float">
            <text:p>36928</text:p>
          </table:table-cell>
          <table:table-cell table:number-columns-repeated="7"/>
          <table:table-cell table:style-name="ce1" office:value-type="string" calcext:value-type="string" table:number-columns-spanned="2" table:number-rows-spanned="1">
            <text:p>Small Fashion MNIST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/>
          <table:table-cell office:value-type="float" office:value="200704" calcext:value-type="float">
            <text:p>2007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6640" calcext:value-type="float">
            <text:p>16640</text:p>
          </table:table-cell>
          <table:table-cell table:number-columns-repeated="7"/>
          <table:table-cell office:value-type="string" calcext:value-type="string">
            <text:p>Parameters</text:p>
          </table:table-cell>
          <table:table-cell office:value-type="string" calcext:value-type="string">
            <text:p>Checkpoin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802816" calcext:value-type="float">
            <text:p>802816</text:p>
          </table:table-cell>
          <table:table-cell table:number-columns-repeated="6"/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448" calcext:value-type="float">
            <text:p>16448</text:p>
          </table:table-cell>
          <table:table-cell table:number-columns-repeated="5"/>
          <table:table-cell office:value-type="string" calcext:value-type="string">
            <text:p>Parameters</text:p>
          </table:table-cell>
          <table:table-cell table:style-name="ce2" table:formula="of:=SUM([.L20:.L21])" office:value-type="float" office:value="101770" calcext:value-type="float">
            <text:p>101,770.00</text:p>
          </table:table-cell>
          <table:table-cell office:value-type="float" office:value="100480" calcext:value-type="float">
            <text:p>10048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/>
          <table:table-cell office:value-type="float" office:value="200704" calcext:value-type="float">
            <text:p>200704</text:p>
          </table:table-cell>
          <table:table-cell table:number-columns-repeated="5"/>
          <table:table-cell office:value-type="float" office:value="1290" calcext:value-type="float">
            <text:p>129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928" calcext:value-type="float">
            <text:p>36928</text:p>
          </table:table-cell>
          <table:table-cell table:number-columns-repeated="5"/>
          <table:table-cell office:value-type="string" calcext:value-type="string">
            <text:p>Checkpoints</text:p>
          </table:table-cell>
          <table:table-cell table:style-name="ce2" table:formula="of:=SUM([.M19:.M21])" office:value-type="float" office:value="922" calcext:value-type="float">
            <text:p>922.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/>
          <table:table-cell office:value-type="float" office:value="200704" calcext:value-type="float">
            <text:p>2007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6640" calcext:value-type="float">
            <text:p>1664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 office:value-type="float" office:value="1024" calcext:value-type="float">
            <text:p>1024</text:p>
          </table:table-cell>
          <table:table-cell/>
          <table:table-cell table:style-name="ce3" office:value-type="float" office:value="802816" calcext:value-type="float">
            <text:p>802816</text:p>
          </table:table-cell>
          <table:table-cell table:number-columns-repeated="4"/>
          <table:table-cell table:formula="of:=[.K22]/[.K20]" office:value-type="float" office:value="0.00905964429596148" calcext:value-type="float">
            <text:p>0.0090596442959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896" calcext:value-type="float">
            <text:p>3289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/>
          <table:table-cell office:value-type="float" office:value="100352" calcext:value-type="float">
            <text:p>1003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47584" calcext:value-type="float">
            <text:p>14758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/>
          <table:table-cell office:value-type="float" office:value="100352" calcext:value-type="float">
            <text:p>1003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048" calcext:value-type="float">
            <text:p>6604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1584" calcext:value-type="float">
            <text:p>13158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401408" calcext:value-type="float">
            <text:p>4014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664" calcext:value-type="float">
            <text:p>6566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/>
          <table:table-cell office:value-type="float" office:value="100352" calcext:value-type="float">
            <text:p>1003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47584" calcext:value-type="float">
            <text:p>14758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/>
          <table:table-cell office:value-type="float" office:value="100352" calcext:value-type="float">
            <text:p>1003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table:formula="of:=SUM([.D4:.D110])" office:value-type="float" office:value="25636712" calcext:value-type="float">
            <text:p>25,636,712.00</text:p>
          </table:table-cell>
          <table:table-cell/>
          <table:table-cell office:value-type="float" office:value="66048" calcext:value-type="float">
            <text:p>66048</text:p>
          </table:table-cell>
          <table:table-cell table:number-columns-repeated="8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401408" calcext:value-type="float">
            <text:p>4014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664" calcext:value-type="float">
            <text:p>656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ckpoints</text:p>
          </table:table-cell>
          <table:table-cell table:style-name="ce2" table:formula="of:=SUM([.F3:.F110])" office:value-type="float" office:value="9233384" calcext:value-type="float">
            <text:p>9,233,384.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00352" calcext:value-type="float">
            <text:p>1003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47584" calcext:value-type="float">
            <text:p>147584</text:p>
          </table:table-cell>
          <table:table-cell table:number-columns-repeated="12"/>
        </table:table-row>
        <table:table-row table:style-name="ro1">
          <table:table-cell/>
          <table:table-cell table:formula="of:=[.B41]/[.B38]" office:value-type="float" office:value="0.360162566868949" calcext:value-type="float">
            <text:p>0.360162566868949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00352" calcext:value-type="float">
            <text:p>1003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048" calcext:value-type="float">
            <text:p>6604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401408" calcext:value-type="float">
            <text:p>4014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664" calcext:value-type="float">
            <text:p>65664</text:p>
          </table:table-cell>
          <table:table-cell table:number-columns-repeated="12"/>
        </table:table-row>
        <table:table-row table:style-name="ro1">
          <table:table-cell/>
          <table:table-cell table:formula="of:=1-[.B43]" office:value-type="float" office:value="0.639837433131051" calcext:value-type="float">
            <text:p>0.639837433131051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00352" calcext:value-type="float">
            <text:p>1003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47584" calcext:value-type="float">
            <text:p>14758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/>
          <table:table-cell table:style-name="ce3" office:value-type="float" office:value="100352" calcext:value-type="float">
            <text:p>10035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office:value-type="float" office:value="66048" calcext:value-type="float">
            <text:p>6604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401408" calcext:value-type="float">
            <text:p>4014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1328" calcext:value-type="float">
            <text:p>13132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50176" calcext:value-type="float">
            <text:p>50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90080" calcext:value-type="float">
            <text:p>59008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50176" calcext:value-type="float">
            <text:p>50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3168" calcext:value-type="float">
            <text:p>26316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25312" calcext:value-type="float">
            <text:p>52531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00704" calcext:value-type="float">
            <text:p>2007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2400" calcext:value-type="float">
            <text:p>2624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50176" calcext:value-type="float">
            <text:p>50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90080" calcext:value-type="float">
            <text:p>59008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50176" calcext:value-type="float">
            <text:p>50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3168" calcext:value-type="float">
            <text:p>26316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00704" calcext:value-type="float">
            <text:p>2007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2400" calcext:value-type="float">
            <text:p>2624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50176" calcext:value-type="float">
            <text:p>50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90080" calcext:value-type="float">
            <text:p>59008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50176" calcext:value-type="float">
            <text:p>50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3168" calcext:value-type="float">
            <text:p>26316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00704" calcext:value-type="float">
            <text:p>2007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2400" calcext:value-type="float">
            <text:p>2624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50176" calcext:value-type="float">
            <text:p>50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90080" calcext:value-type="float">
            <text:p>59008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 office:value-type="float" office:value="1024" calcext:value-type="float">
            <text:p>1024</text:p>
          </table:table-cell>
          <table:table-cell/>
          <table:table-cell table:style-name="ce3" office:value-type="float" office:value="50176" calcext:value-type="float">
            <text:p>50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3168" calcext:value-type="float">
            <text:p>26316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00704" calcext:value-type="float">
            <text:p>2007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2400" calcext:value-type="float">
            <text:p>2624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50176" calcext:value-type="float">
            <text:p>50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90080" calcext:value-type="float">
            <text:p>59008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50176" calcext:value-type="float">
            <text:p>50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3168" calcext:value-type="float">
            <text:p>26316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00704" calcext:value-type="float">
            <text:p>2007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2400" calcext:value-type="float">
            <text:p>2624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50176" calcext:value-type="float">
            <text:p>50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90080" calcext:value-type="float">
            <text:p>59008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50176" calcext:value-type="float">
            <text:p>50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3168" calcext:value-type="float">
            <text:p>26316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00704" calcext:value-type="float">
            <text:p>2007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24800" calcext:value-type="float">
            <text:p>5248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5088" calcext:value-type="float">
            <text:p>250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9808" calcext:value-type="float">
            <text:p>235980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5088" calcext:value-type="float">
            <text:p>250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50624" calcext:value-type="float">
            <text:p>105062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99200" calcext:value-type="float">
            <text:p>20992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00352" calcext:value-type="float">
            <text:p>1003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49088" calcext:value-type="float">
            <text:p>104908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5088" calcext:value-type="float">
            <text:p>250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9808" calcext:value-type="float">
            <text:p>235980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5088" calcext:value-type="float">
            <text:p>250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50624" calcext:value-type="float">
            <text:p>105062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00352" calcext:value-type="float">
            <text:p>1003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49088" calcext:value-type="float">
            <text:p>104908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5088" calcext:value-type="float">
            <text:p>250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9808" calcext:value-type="float">
            <text:p>235980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5088" calcext:value-type="float">
            <text:p>250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50624" calcext:value-type="float">
            <text:p>105062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00352" calcext:value-type="float">
            <text:p>10035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office:value-type="float" office:value="2049000" calcext:value-type="float">
            <text:p>2049000</text:p>
          </table:table-cell>
          <table:table-cell/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0:55:55.686921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2:24:17.931712890</meta:creation-date>
    <dc:date>2019-11-20T13:27:01.702835772</dc:date>
    <meta:editing-duration>P1DT4H6M58S</meta:editing-duration>
    <meta:editing-cycles>4</meta:editing-cycles>
    <meta:generator>LibreOffice/6.0.7.3$Linux_X86_64 LibreOffice_project/00m0$Build-3</meta:generator>
    <meta:document-statistic meta:table-count="1" meta:cell-count="201" meta:object-count="0"/>
  </office:meta>
</office:document-meta>
</file>